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21 20:35   |   <text:a xlink:type="simple" xlink:href="http://palinfo.habago.org/Entry?Command=Information_PrintForum&amp;iPage=2#FORUM37807"><text:span text:style-name="T1">#</text:span></text:a></text:p>
      <text:p text:style-name="P2">卡韓政變 (149)：韓國瑜是精神錯亂了嗎？ <text:line-break/><text:line-break/>陳真 2019. 08. 21. <text:line-break/><text:line-break/><text:line-break/>為了騙選票，韓國瑜說，"國防靠美國"。最近人渣黨跟美國買了幾千億的武器，韓國瑜馬上發表中英文感謝狀，感謝川普。 <text:line-break/><text:line-break/>所謂軍購，其實就是美國對台灣的一項勒索，動輒幾千億，就像黑道魚肉鄉民收取保護費那樣。其實大家心知肚明，如果兩岸開火，台灣只能撐上幾天，那麼，長年以來，勒緊褲腰帶，花幾兆幾千億的錢買武器，有意義嗎？ <text:line-break/><text:line-break/>黨外及民進黨在野時期的主要訴求之一，就是反軍購，甚至包括台獨聯盟，當時也都反軍購；而且經常告訴人民說，兩岸應該友好交流，如果因此可以取消軍購這麼一大筆支出，我們大家就可以有更好的生活了，我們的下一代就有更好的福利了，所以我們應該推翻國民黨。可是，一旦自己掌權，或是為了操弄反中騙選票，反不反軍購就不一定了，完全說不準了。 <text:line-break/><text:line-break/>藍綠都一樣，在軍購議題上向來都採取一種反覆無常的政治操弄態度。但是，不管怎麼操弄，不管反或不反，或是一下反一下不反，變來變去，這筆天文數字般的殖民勒索始終跑不掉。台灣就像美國的獵物一樣，為其禁錮，供其吸血。 <text:line-break/><text:line-break/>韓國瑜不是神仙，就算當上所謂總統，一時之間還是得接受這筆巨額勒索。我有政治現實感，我並不苛責這一點。但是，被勒索和積極表態畢竟是兩回事；韓國瑜居然大聲歌頌這樣一種勒索，以討好美國。這不會太荒唐、太精神錯亂嗎？ <text:line-break/><text:line-break/>不管是韓國瑜或國民黨，到底是在何種程度及何種意義上反或不反軍購，基本態度得講清楚；你不能一下反一下不反、早上反下午不反，那是發神經；你也不能反完之後突然又發表感謝狀，磕頭稱謝；你也不能一方面說要改善兩岸關係，一方面卻又 "感謝" 美國以凱子天價販售攻擊性武器以升級兩岸軍事對抗；你更不可能一方面說要發大財，一方面卻又朝著根本不可能發大財的舊方向積極表態。 <text:line-break/><text:line-break/>比方說，韓國瑜說："死都不可能接受" (over my dead body) 一國兩制。那你到底是支持什麼？我真是被你搞得好亂；一方面反台獨，一方面也反對維持現狀，一方面又 "死都不可能接受" 一國兩制，一方面卻又 "強烈支持" 九二共識。可是，九二共識的基本定義就是一國，一個中國。一國可以一制，也可以兩制，如果死都不要兩制，那就只有一制的選項不是嗎？ <text:line-break/><text:line-break/>既然是一國一制，那就應該表明朝兩岸統一的方向走不是嗎？但是韓國瑜如今卻表現得比台獨還台獨。騙選票有必要騙到連自己的基本態度與所謂發大財的路線都全部推翻嗎？ <text:line-break/><text:line-break/>人渣黨之所以令人厭惡是因為他為了權力而毫無原則，從來都不是以大眾福祉為思考核心，而是以如何騙得權力為唯一考量，難道韓國瑜也要如此作為？ <text:line-break/><text:line-break/>在政治上，我從來都不是一個理想主義者；我相信務實，不相信理想--如果理想意味著一種跳脫現實的空洞期待的話。但是，務實本身不是目的，而是手段，它仍然還是得有個基本方向與原則做為一種目標，要不然，請問韓國瑜這樣一種精神錯亂的兩岸政策，究竟和人渣黨有何差別？ <text:line-break/><text:line-break/>韓國瑜的問題，更是整個國民黨的問題，特別是在吳敦義這類政治投機份子所當權之下的國民黨，更是如此。國民黨裏頭，僅剩一、二忠良，例如洪秀柱，她的無私及重視理念原則與善惡價值，恰恰就是國民黨所最缺乏的。 <text:line-break/><text:line-break/>說來很諷刺，我對洪秀柱的種種認知與好感，最早卻是來自於將近30年前剛當上民進黨立委的戴振耀。那時我在林口長庚和淡水馬偕醫院工作，阿耀常打電話來我宿舍，聊一些立法院裏的事；幾乎罵遍每個國民黨立委，卻對洪秀柱大表讚賞，說她是非分明，很有正義感。 <text:line-break/><text:line-break/>洪秀柱所提出的一中同表，不過就只是九二共識的一個加強性說法，基本精神無非就是一中。但是，吳敦義那個混蛋卻說一中同表是一種 "邪惡" 的思想，持有此一想法者，"沒有資格做為一個國民黨員"。我常想，既然如此，洪秀柱為什麼不退黨呢？韓國瑜為什麼還要留在這樣一個猥猥瑣瑣的投機爛黨裏頭呢？ <text:line-break/><text:line-break/>洪秀柱說得對，我們不應該因為害怕一時流失選票而放棄根本的理想。做為一個民進黨的建黨黨員，我很清楚地見識到整個黨的迅速腐敗過程。民進黨之所以壯大，並不是因為它的政治初衷與理想獲得人民的認同，而是他迅速背棄理想與初衷，效法舊國民黨的所有卑劣腐敗齷齪作風，從而爛得比舊國民黨還徹底，因此而壯大。 <text:line-break/><text:line-break/>反之，國民黨之所以日益萎縮，是因為它進行了改革，企圖揚棄過去各種卑劣作法，因此而喪失選票。 <text:line-break/><text:line-break/>我相信，不管是個人或黨都一樣，奪取功名利祿與權位最迅速有效的作法就是扯濫污，學習各種齷齪卑劣的作法，保證很快就能壯大 (柯文哲就是一個典型例子)。問題是，這樣一種壯大，對於大眾福祉有何意義可言？ <text:line-break/><text:line-break/>韓國瑜也一樣，如果背棄理念而能奪權成功，請問這樣一種勝利，縱然是個人的勝利，但是對於台灣的長久未來與大眾福祉，又有何意義可言？ <text:line-break/><text:line-break/>很多人以為，等我騙得選票，奪權成功，再來實行理想也不遲。這其實就是自欺欺人。一個人如果在選前都無法堅持最基本的理想與信念，等他成功奪權之後，各方壓力只會更大，不會更小，更不可能回到初衷。 <text:line-break/><text:line-break/>這回輸了，還有下回，選舉一時的勝負是不重要的，重要的是我們究竟是在哪些選項中進行選擇？我們究竟是透過選舉要走向哪一條道路？如果選舉只是迎合既定的舊思維，那就讓人渣黨繼續執政豈不是更加名正言順？不如讓他把仇中反華的自掘墳墓路線貫徹始終，把充當美國人肉炸彈的理念進行到底，看看台灣人會不會從災難與痛苦中頓然醒悟，從選舉的空洞欺瞞遊戲中醒來，從而真正去想一想自己的真實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